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0.05mm" svg:height="82.08mm" svg:x="89.48mm" svg:y="36.12mm">
            <draw:object draw:notify-on-update-of-ranges="Sheet1.C2:Sheet1.C6 Sheet1.A2:Sheet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it ratio</text:p>
          </table:table-cell>
          <table:table-cell/>
          <table:table-cell office:value-type="string" calcext:value-type="string">
            <text:p>Block Size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3:18:08.570068329</meta:creation-date>
    <meta:generator>LibreOffice/6.0.7.3$Linux_X86_64 LibreOffice_project/00m0$Build-3</meta:generator>
    <dc:date>2019-11-29T13:56:28.110673326</dc:date>
    <meta:editing-duration>PT38M19S</meta:editing-duration>
    <meta:editing-cycles>2</meta:editing-cycles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06cm" svg:height="8.209cm" xlink:href=".." xlink:type="simple" chart:class="chart:scatter" chart:column-mapping="1 0" chart:style-name="ch1">
        <chart:plot-area chart:style-name="ch2" table:cell-range-address="Sheet1.C2:Sheet1.C6 Sheet1.A2:Sheet1.A6" svg:x="1.621cm" svg:y="0.164cm" svg:width="10.145cm" svg:height="6.9cm">
          <chartooo:coordinate-region svg:x="2.242cm" svg:y="0.363cm" svg:width="9.337cm" svg:height="6.054cm"/>
          <chart:axis chart:dimension="x" chart:name="primary-x" chart:style-name="ch3">
            <chart:title svg:x="5.908cm" svg:y="7.228cm" chart:style-name="ch4">
              <text:p>Block size</text:p>
            </chart:title>
          </chart:axis>
          <chart:axis chart:dimension="y" chart:name="primary-y" chart:style-name="ch3">
            <chart:title svg:x="0.451cm" svg:y="4.491cm" chart:style-name="ch5">
              <text:p>hit
percentage</text:p>
            </chart:title>
            <chart:grid chart:style-name="ch6" chart:class="major"/>
          </chart:axis>
          <chart:series chart:style-name="ch7" chart:values-cell-range-address="Sheet1.A2:Sheet1.A6" chart:class="chart:scatter">
            <chart:domain table:cell-range-address="Sheet1.C2:Sheet1.C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2:Sheet1.C6</svg:desc>
                </draw:g>
              </table:table-cell>
              <table:table-cell office:value-type="float" office:value="85.71">
                <text:p>85.71</text:p>
                <draw:g>
                  <svg:desc>Sheet1.A2:Sheet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5.71">
                <text:p>85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5.71">
                <text:p>85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5.71">
                <text:p>85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5.71">
                <text:p>85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